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awesomescreenshot.com/video/14397376?key=5139e6dc5ae2f1bca06773d79b6f73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30T17:11:41.900000000</meta:creation-date>
    <dc:date>2023-01-30T17:12:10.853000000</dc:date>
    <meta:editing-duration>PT29S</meta:editing-duration>
    <meta:editing-cycles>1</meta:editing-cycles>
    <meta:document-statistic meta:table-count="0" meta:image-count="0" meta:object-count="0" meta:page-count="1" meta:paragraph-count="1" meta:word-count="1" meta:character-count="85" meta:non-whitespace-character-count="85"/>
    <meta:generator>Neat_Office/6.2.8.2$Windows_x86 LibreOffice_project/</meta:generator>
  </office:meta>
</office:document-meta>
</file>